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T2" style:parent-style-name="Policepardéfaut" style:family="text">
      <style:text-properties fo:font-size="20pt" style:font-size-asian="20pt" style:font-size-complex="20pt"/>
    </style:style>
    <style:style style:name="T3" style:parent-style-name="Policepardéfaut" style:family="text">
      <style:text-properties style:font-size-complex="13pt"/>
    </style:style>
    <style:style style:name="T4" style:parent-style-name="Policepardéfaut" style:family="text">
      <style:text-properties fo:font-size="20pt" style:font-size-asian="20pt" style:font-size-complex="20pt"/>
    </style:style>
    <style:style style:name="P5" style:parent-style-name="Standard" style:family="paragraph">
      <style:paragraph-properties fo:text-align="justify"/>
      <style:text-properties fo:font-size="16pt" style:font-size-asian="16pt" style:font-size-complex="14.5pt"/>
    </style:style>
    <style:style style:name="P6" style:parent-style-name="Standard" style:family="paragraph">
      <style:paragraph-properties fo:text-align="justify"/>
      <style:text-properties fo:font-size="16pt" style:font-size-asian="16pt" style:font-size-complex="14.5pt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  <style:text-properties fo:font-size="16pt" style:font-size-asian="16pt" style:font-size-complex="14.5pt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  <style:text-properties fo:font-size="16pt" style:font-size-asian="16pt" style:font-size-complex="14.5pt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  <style:text-properties fo:font-size="16pt" style:font-size-asian="16pt" style:font-size-complex="14.5pt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list-style-name="LFO1" style:family="paragraph">
      <style:paragraph-properties fo:text-align="justify"/>
    </style:style>
    <style:style style:name="P41" style:parent-style-name="Standard" style:list-style-name="LFO1" style:family="paragraph">
      <style:paragraph-properties fo:text-align="justify"/>
    </style:style>
    <style:style style:name="P42" style:parent-style-name="Standard" style:list-style-name="LFO1" style:family="paragraph">
      <style:paragraph-properties fo:text-align="justify"/>
    </style:style>
    <style:style style:name="P43" style:parent-style-name="Standard" style:list-style-name="LFO1" style:family="paragraph">
      <style:paragraph-properties fo:text-align="justify"/>
    </style:style>
    <style:style style:name="P44" style:parent-style-name="Standard" style:list-style-name="LFO1" style:family="paragraph">
      <style:paragraph-properties fo:text-align="justify"/>
    </style:style>
    <style:style style:name="P45" style:parent-style-name="Standard" style:list-style-name="LFO1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T49" style:parent-style-name="Policepardéfaut" style:family="text">
      <style:text-properties fo:font-size="16pt" style:font-size-asian="16pt" style:font-size-complex="14.5pt" fo:language="en" fo:country="GB"/>
    </style:style>
    <style:style style:name="T50" style:parent-style-name="Policepardéfaut" style:family="text">
      <style:text-properties fo:language="en" fo:country="GB"/>
    </style:style>
    <style:style style:name="P51" style:parent-style-name="Standard" style:family="paragraph">
      <style:paragraph-properties fo:text-align="justify"/>
      <style:text-properties fo:font-size="16pt" style:font-size-asian="16pt" style:font-size-complex="14.5pt" fo:language="en" fo:country="GB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  <style:text-properties fo:font-size="16pt" style:font-size-asian="16pt" style:font-size-complex="14.5pt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</office:automatic-styles>
  <office:body>
    <office:text text:use-soft-page-breaks="true">
      <text:p text:style-name="P1"><text:bookmark-start text:name="_Hlk135728781"/><text:span text:style-name="T2">Le RGPD<text:s/></text:span><text:span text:style-name="T3">(Règlement Général sur la Protection des Données)</text:span><text:span text:style-name="T4"><text:s/></text:span></text:p>
      <text:p text:style-name="P5"/>
      <text:p text:style-name="P6">C’est quoi ?</text:p>
      <text:p text:style-name="P7">Depuis 2018 c’est le document émit par l’Union Européenne pour établir des règles concernant la collecte, le stockage et le traitement des données personnelles.</text:p>
      <text:p text:style-name="P8"/>
      <text:p text:style-name="P9">Les données personnelles</text:p>
      <text:p text:style-name="P10">C’est tout ce qui peut identifier une personne.</text:p>
      <text:p text:style-name="P11">Directement :</text:p>
      <text:p text:style-name="P12">- Nom, prénom , adresse, âge, sexe, lieu de travail ou d’études, activités de loisirs.</text:p>
      <text:p text:style-name="P13">Indirectement :</text:p>
      <text:p text:style-name="P14">- Tous les (identifiants) comme un n° client, n° téléphone,<text:s/>les données biométriques, les caractéristiques physique particulières,<text:s/>, physiologique, génétique, psychique, économique, culturelle ou sociale, mais aussi la voix ou l’image).</text:p>
      <text:p text:style-name="P15"/>
      <text:p text:style-name="P16">Avec<text:s/>quelques-unes<text:s/>de ces informations et des croisements de données stockées dans une base de données on peut identifier une personne physique. Même si le nom le nom n’est pas stocké.</text:p>
      <text:p text:style-name="P17"/>
      <text:p text:style-name="P18">Le traitement de données personnelles</text:p>
      <text:p text:style-name="P19">S’il doit y avoir un traitement de données il devra servir dans un but précis et non pas dans une éventualité non définie.</text:p>
      <text:p text:style-name="P20">Chaque traitement doit être fait pour une bonne raison et dans le cadre de la loi, il doit aussi être en rapport avec votre activité professionnelle.</text:p>
      <text:p text:style-name="P21">Ex. : Les données relatives à la gestion de clientèle.</text:p>
      <text:p text:style-name="P22"/>
      <text:p text:style-name="P23">Ne sont pas<text:s/>considéré comme traitement de données personnelles les informations concernant les entreprises.</text:p>
      <text:p text:style-name="P24"/>
      <text:p text:style-name="P25">Les fichiers stockant des informations sur d’autres support que l’informatique sont aussi visés par le RGPD.</text:p>
      <text:p text:style-name="P26"/>
      <text:p text:style-name="P27">La portée du RGPD</text:p>
      <text:p text:style-name="P28">Le RGPD concerne toutes les entreprises ou organismes public ou non à partir du moment :</text:p>
      <text:p text:style-name="P29">- <text:s/>Où ils traitent des données personnelles pour eux même ou pour le compte d’une partie tierce.</text:p>
      <text:p text:style-name="P30">- Où exercent<text:s/>leur activité<text:s/>sur le territoire de l’Union Européenne.</text:p>
      <text:p text:style-name="P31">- Où leurs activités visent des<text:s/>résidents Européens.</text:p>
      <text:p text:style-name="P32"/>
      <text:p text:style-name="P33">Son aussi soumis au RGPD les entreprises travaillant à l’export ainsi que les entreprises étrangères qui font du e-commerce avec livraison sur le territoire de l’UE.</text:p>
      <text:p text:style-name="P34"/>
      <text:p text:style-name="P35">La CNIL</text:p>
      <text:soft-page-break/>
      <text:p text:style-name="P36">La Commission Nationale de l’Informatique et des Libertés<text:s/>est l’organisme français indépendant de l’état qui s’occupe de la protection des données des citoyens. Elle est chargée de faire respecter le RGPD.</text:p>
      <text:p text:style-name="P37"/>
      <text:p text:style-name="P38">Elle propose 6 bons réflexes</text:p>
      <text:p text:style-name="P39"/>
      <text:list text:style-name="LFO1" text:continue-numbering="true">
        <text:list-item>
          <text:p text:style-name="P40">Ne collecter que les données strictement nécessaires à<text:s/>votre objectif<text:s/>et pas<text:s/>de données récoltées pour des besoins futurs.</text:p>
        </text:list-item>
        <text:list-item>
          <text:p text:style-name="P41">Être transparent en informant clairement les utilisateurs de l’usage des données<text:s/>dès<text:s/>leurs récoltes.</text:p>
        </text:list-item>
        <text:list-item>
          <text:p text:style-name="P42">Organiser et faciliter l’exercice des droits des personnes, c’est à dire rendre facilement et rapidement la<text:s/>consultation, l’accès, la modification, la suppression et l’opposition (sauf si c’est un fichier du gouvernement). Tout cela par voie électronique avec une adresse dédiée.</text:p>
        </text:list-item>
        <text:list-item>
          <text:p text:style-name="P43">Fixer<text:s/>des durées<text:s/>de conservation car si elles dépassent le temps strictement nécessaire à la réalisation de l’objectif elles devront<text:s/>être<text:s/>détruites. S’il y besoin d’une conservation plus longue elles devront être anonymisées ou archivées selon les règles de conservation des archives publiques.</text:p>
        </text:list-item>
        <text:list-item>
          <text:p text:style-name="P44">Sécuriser et identifier les risques. Il faut<text:s/>s’assurer de la sécurité physique des locaux et du matériel informatique. Ainsi que les droits d’accès aux données en fonctions de<text:s/>leur importance.</text:p>
        </text:list-item>
        <text:list-item>
          <text:p text:style-name="P45">Inscrire la mise en conformité dans une démarche continue par la constante remise en question des traitements, des mesures de sécurité et leur procédure.</text:p>
        </text:list-item>
      </text:list>
      <text:p text:style-name="P46"/>
      <text:p text:style-name="P47"/>
      <text:p text:style-name="P48"><text:span text:style-name="T49">La norme PCI DSS<text:s/></text:span><text:span text:style-name="T50">(Payement Card Industry Data Security Standard)</text:span></text:p>
      <text:p text:style-name="P51"/>
      <text:p text:style-name="P52">Norme pour toutes les entreprises qui traitent des données bancaires. Que ce soit les plateformes qui<text:s/>offrent<text:s/>des services aux entreprises ou<text:s/>les fournisseurs tous doivent respecter la norme PCI DSS.</text:p>
      <text:p text:style-name="P53"/>
      <text:p text:style-name="P54">Dès<text:s/>qu’il y a des données bancaires qui circulent via une application web (achat ou abonnement) il faut chiffrer les transmissions. Les données qui ne respectent pas la norme s’exposent à des amendes.</text:p>
      <text:p text:style-name="P55"><text:bookmark-end text:name="_Hlk13572878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Calibri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3pt" style:font-size-asian="13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habo KORAH</dc:creator>
    <meta:creation-date>2023-04-11T10:38:00Z</meta:creation-date>
    <dc:date>2023-05-23T08:07:00Z</dc:date>
    <meta:template xlink:href="Normal" xlink:type="simple"/>
    <meta:editing-cycles>27</meta:editing-cycles>
    <meta:editing-duration>PT9120S</meta:editing-duration>
    <meta:document-statistic meta:page-count="2" meta:paragraph-count="7" meta:word-count="583" meta:character-count="3784" meta:row-count="26" meta:non-whitespace-character-count="3208"/>
  </office:meta>
</office:document-meta>
</file>